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margin-left="0.4909in">
        <style:tab-stops/>
      </style:paragraph-properties>
      <style:text-properties fo:font-weight="bold" style:font-weight-asian="bold" style:font-weight-complex="bold" fo:language="en" fo:country="US"/>
    </style:style>
    <style:style style:name="P2" style:parent-style-name="Standard" style:family="paragraph">
      <style:paragraph-properties fo:text-align="start" fo:text-indent="0in"/>
    </style:style>
    <style:style style:name="T3" style:parent-style-name="DefaultParagraphFont" style:family="text">
      <style:text-properties style:font-name="Times New Roman" fo:font-size="12pt" style:font-size-asian="12pt" style:font-size-complex="12pt" fo:language="en" fo:country="US"/>
    </style:style>
    <style:style style:name="T4" style:parent-style-name="DefaultParagraphFont" style:family="text">
      <style:text-properties style:font-name="Times New Roman" fo:font-size="12pt" style:font-size-asian="12pt" style:font-size-complex="12pt" fo:background-color="#FF00FF" fo:language="en" fo:country="US"/>
    </style:style>
    <style:style style:name="T5" style:parent-style-name="DefaultParagraphFont" style:family="text">
      <style:text-properties style:font-name="Times New Roman" fo:font-size="12pt" style:font-size-asian="12pt" style:font-size-complex="12pt" fo:language="en" fo:country="US"/>
    </style:style>
    <style:style style:name="T6" style:parent-style-name="DefaultParagraphFont" style:family="text">
      <style:text-properties style:font-name="Times New Roman" fo:font-size="12pt" style:font-size-asian="12pt" style:font-size-complex="12pt" fo:language="en" fo:country="US"/>
    </style:style>
    <style:style style:name="P7" style:parent-style-name="CommentText" style:family="paragraph">
      <style:paragraph-properties fo:text-align="start" fo:text-indent="0in"/>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P10" style:parent-style-name="CommentText" style:family="paragraph">
      <style:paragraph-properties fo:text-align="start" fo:text-indent="0in"/>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P14" style:parent-style-name="CommentText" style:family="paragraph">
      <style:paragraph-properties fo:text-align="start" fo:text-indent="0in"/>
    </style:style>
    <style:style style:name="P15" style:parent-style-name="CommentText" style:family="paragraph">
      <style:paragraph-properties fo:text-align="start" fo:text-indent="0in"/>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P20" style:parent-style-name="CommentText" style:family="paragraph">
      <style:paragraph-properties fo:text-align="start" fo:text-indent="0in"/>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P30" style:parent-style-name="CommentText" style:family="paragraph">
      <style:paragraph-properties fo:text-align="start" fo:text-indent="0in"/>
    </style:style>
    <style:style style:name="T31" style:parent-style-name="DefaultParagraphFont" style:family="text">
      <style:text-properties style:font-name="Times New Roman" fo:font-size="12pt" style:font-size-asian="12pt" style:font-size-complex="12pt" fo:language="en" fo:country="US"/>
    </style:style>
    <style:style style:name="T32" style:parent-style-name="DefaultParagraphFont" style:family="text">
      <style:text-properties style:font-name="Times New Roman"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T35" style:parent-style-name="Hyperlink" style:family="text">
      <style:text-properties fo:font-weight="bold" style:font-weight-asian="bold" style:font-weight-complex="bold" fo:language="da" fo:country="DK"/>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T38" style:parent-style-name="DefaultParagraphFont" style:family="text">
      <style:text-properties style:font-name="Times New Roman" fo:font-size="12pt" style:font-size-asian="12pt" style:font-size-complex="12pt" fo:background-color="#FF00FF" fo:language="en" fo:country="US"/>
    </style:style>
    <style:style style:name="T39" style:parent-style-name="DefaultParagraphFont" style:family="text">
      <style:text-properties style:font-name="Times New Roman" fo:font-size="12pt" style:font-size-asian="12pt" style:font-size-complex="12pt" fo:language="en" fo:country="US"/>
    </style:style>
    <style:style style:name="P40" style:parent-style-name="Standard" style:family="paragraph">
      <style:paragraph-properties fo:text-align="start" fo:text-indent="0.4916in"/>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DefaultParagraphFont" style:family="text">
      <style:text-properties style:font-name="Times New Roman" fo:font-size="12pt" style:font-size-asian="12pt" style:font-size-complex="12pt" fo:background-color="#FF00FF" fo:language="en" fo:country="US"/>
    </style:style>
    <style:style style:name="T43" style:parent-style-name="DefaultParagraphFont" style:family="text">
      <style:text-properties style:font-name="Times New Roman" fo:font-size="12pt" style:font-size-asian="12pt" style:font-size-complex="12pt" fo:language="en" fo:country="US"/>
    </style:style>
    <style:style style:name="P4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5"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6" style:parent-style-name="Standard" style:family="paragraph">
      <style:paragraph-properties fo:text-align="start" fo:text-indent="0.4916in"/>
    </style:style>
    <style:style style:name="T47" style:parent-style-name="DefaultParagraphFont" style:family="text">
      <style:text-properties style:font-name="Times New Roman" fo:font-size="12pt" style:font-size-asian="12pt" style:font-size-complex="12pt" fo:language="en" fo:country="US"/>
    </style:style>
    <style:style style:name="T48" style:parent-style-name="DefaultParagraphFont" style:family="text">
      <style:text-properties style:font-name="Times New Roman" fo:font-size="12pt" style:font-size-asian="12pt" style:font-size-complex="12pt" fo:background-color="#FFFF00" fo:language="en" fo:country="US"/>
    </style:style>
    <style:style style:name="T49" style:parent-style-name="DefaultParagraphFont" style:family="text">
      <style:text-properties style:font-name="Times New Roman" fo:font-size="12pt" style:font-size-asian="12pt" style:font-size-complex="12pt" fo:language="en" fo:country="US"/>
    </style:style>
    <style:style style:name="T50" style:parent-style-name="DefaultParagraphFont" style:family="text">
      <style:text-properties style:font-name="Times New Roman" fo:font-size="12pt" style:font-size-asian="12pt" style:font-size-complex="12pt" fo:background-color="#00FFFF"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background-color="#00FF00" fo:language="en" fo:country="US"/>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DefaultParagraphFont" style:family="text">
      <style:text-properties style:font-name="Times New Roman" fo:font-size="12pt" style:font-size-asian="12pt" style:font-size-complex="12pt" fo:background-color="#FF00FF" fo:language="en" fo:country="US"/>
    </style:style>
    <style:style style:name="T55" style:parent-style-name="DefaultParagraphFont" style:family="text">
      <style:text-properties style:font-name="Times New Roman"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DefaultParagraphFont"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background-color="#00FFFF" fo:language="en" fo:country="US"/>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background-color="#FF00FF"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DefaultParagraphFont" style:family="text">
      <style:text-properties style:font-name="Times New Roman" fo:font-size="12pt" style:font-size-asian="12pt" style:font-size-complex="12pt" fo:background-color="#00FF00" fo:language="en" fo:country="US"/>
    </style:style>
    <style:style style:name="T63" style:parent-style-name="DefaultParagraphFon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in"/>
    </style:style>
    <style:style style:name="T65" style:parent-style-name="DefaultParagraphFont" style:family="text">
      <style:text-properties style:font-name="Times New Roman" fo:font-size="12pt" style:font-size-asian="12pt" style:font-size-complex="12pt"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size="12pt" style:font-size-asian="12pt" style:font-size-complex="12pt" fo:background-color="#FF00FF"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P70" style:parent-style-name="Standard" style:family="paragraph">
      <style:paragraph-properties fo:text-align="start" fo:text-indent="0.4916in"/>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background-color="#FF00FF" fo:language="en" fo:country="US"/>
    </style:style>
    <style:style style:name="T73" style:parent-style-name="DefaultParagraphFont" style:family="text">
      <style:text-properties style:font-name="Times New Roman"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fo:font-size="12pt" style:font-size-asian="12pt" style:font-size-complex="12pt" fo:language="en" fo:country="US"/>
    </style:style>
    <style:style style:name="P76" style:parent-style-name="CommentText" style:family="paragraph">
      <style:paragraph-properties fo:text-align="start" fo:text-indent="0in"/>
    </style:style>
    <style:style style:name="T77" style:parent-style-name="CommentReference" style:family="text">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fo:language="en" fo:country="US"/>
    </style:style>
    <style:style style:name="P79" style:parent-style-name="Standard" style:family="paragraph">
      <style:paragraph-properties fo:text-align="start" fo:text-indent="0in"/>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background-color="#FF00FF" fo:language="en" fo:country="US"/>
    </style:style>
    <style:style style:name="T82" style:parent-style-name="DefaultParagraphFont" style:family="text">
      <style:text-properties style:font-name="Times New Roman" fo:font-size="12pt" style:font-size-asian="12pt" style:font-size-complex="12pt" fo:language="en" fo:country="US"/>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P85" style:parent-style-name="CommentText" style:family="paragraph">
      <style:paragraph-properties fo:text-align="start" fo:text-indent="0in"/>
    </style:style>
    <style:style style:name="T86" style:parent-style-name="CommentReference" style:family="text">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background-color="#FF00FF" fo:language="en" fo:country="US"/>
    </style:style>
    <style:style style:name="T90" style:parent-style-name="DefaultParagraphFont" style:family="text">
      <style:text-properties style:font-name="Times New Roman" fo:font-size="12pt" style:font-size-asian="12pt" style:font-size-complex="12pt" fo:language="en" fo:country="US"/>
    </style:style>
    <style:style style:name="T91" style:parent-style-name="DefaultParagraphFont" style:family="text">
      <style:text-properties style:font-name="Times New Roman" fo:font-size="12pt" style:font-size-asian="12pt" style:font-size-complex="12pt" fo:language="en" fo:country="US"/>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T101" style:parent-style-name="DefaultParagraphFont" style:family="text">
      <style:text-properties style:font-name="Times New Roman" fo:font-size="12pt" style:font-size-asian="12pt" style:font-size-complex="12pt" fo:language="en" fo:country="US"/>
    </style:style>
    <style:style style:name="T102" style:parent-style-name="DefaultParagraphFont" style:family="text">
      <style:text-properties style:font-name="Times New Roman" fo:font-size="12pt" style:font-size-asian="12pt" style:font-size-complex="12pt" fo:language="en" fo:country="US"/>
    </style:style>
    <style:style style:name="T103" style:parent-style-name="DefaultParagraphFont" style:family="text">
      <style:text-properties style:font-name="Times New Roman" fo:font-size="12pt" style:font-size-asian="12pt" style:font-size-complex="12pt" fo:language="en" fo:country="US"/>
    </style:style>
    <style:style style:name="P104" style:parent-style-name="CommentText" style:family="paragraph">
      <style:paragraph-properties fo:text-align="start" fo:text-indent="0in"/>
    </style:style>
    <style:style style:name="T105" style:parent-style-name="CommentReference" style:family="text">
      <style:text-properties style:font-name="Times New Roman" fo:font-size="12pt" style:font-size-asian="12pt" style:font-size-complex="12pt"/>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P108" style:parent-style-name="Standard" style:family="paragraph">
      <style:paragraph-properties fo:text-align="start" fo:text-indent="0.4916in"/>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background-color="#FF00FF" fo:language="en" fo:country="US"/>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background-color="#FF00FF"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P127" style:parent-style-name="Standard" style:family="paragraph">
      <style:paragraph-properties fo:text-align="start" fo:text-indent="0.4916in"/>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DefaultParagraphFont" style:family="text">
      <style:text-properties style:font-name="Times New Roman" fo:font-size="12pt" style:font-size-asian="12pt" style:font-size-complex="12pt" fo:background-color="#FF00FF"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Normal" style:family="paragraph">
      <style:text-properties fo:language="en" fo:country="US"/>
    </style:style>
  </office:automatic-styles>
  <office:body>
    <office:text text:use-soft-page-breaks="true">
      <text:p text:style-name="P1">Beta</text:p>
      <text:p text:style-name="P2"><text:span text:style-name="T3">When compared to the resting state EEG rhythms of healthy normal elderly (Nold) subjects, AD patients showed an amplitude amplitude decrease<text:s/></text:span><text:span text:style-name="T4">beta</text:span><text:span text:style-name="T5"><text:s/>(13–30 Hz) sources [</text:span><text:span text:style-name="T6"><office:annotation office:name="0" xml:id="1439442033"><dc:creator>Janka Hauffe</dc:creator><dc:date>2025-01-30T13:48:00</dc:date><meta:creator-initials>JH</meta:creator-initials><text:p text:style-name="P7">[45] Dierks T, Jelic V, Pascual-Marqui RD, Wahlund L, Julin</text:p><text:p text:style-name="P8">P, Linden DE, Maurer K, Winblad B, Nordberg A (2000)</text:p><text:p text:style-name="P9">Spatial pattern of cerebral glucose metabolism (PET) cor-</text:p><text:p text:style-name="P10">relates with localization of intracerebral EEG-generators in</text:p><text:p text:style-name="P11">Alzheimer’s disease. Clin Neurophysiol 111, 1817-1824.<text:line-break/>[55] Mientus S, Gallinat J, Wuebben Y, Pascual-Marqui RD,</text:p><text:p text:style-name="P12">Mulert C, Frick K, Dorn H, HerrmannWM, Winterer</text:p><text:p text:style-name="P13">G (2002) Cortical hypoactivation during resting EEG in</text:p><text:p text:style-name="P14">schizophrenics but not in depressives and schizotypal</text:p><text:p text:style-name="P15">subjects as revealed by low resolution electromagnetic</text:p><text:p text:style-name="P16">tomography (LORETA). Psychiatry Res 116, 95-111.</text:p><text:p text:style-name="P17">[56] Babiloni C, Binetti G, Cassetta E, Cerboneschi D, Dal Forno</text:p><text:p text:style-name="P18">G, Del Percio C, Ferreri F, Ferri R, Lanuzza B, Miniussi C,</text:p><text:p text:style-name="P19">Moretti DV, Nobili F, Pascual-Marqui RD, Rodriguez G, Romani GL, Salinari S, Tecchio F, Vitali P, Zanetti O, Zap-</text:p><text:p text:style-name="P20">pasodi F, Rossini PM (2004) Mapping distributed sources of</text:p><text:p text:style-name="P21">cortical rhythms in mild Alzheimer’s disease. A multicentric</text:p><text:p text:style-name="P22">EEG study. Neuroimage 22, 57-67.</text:p><text:p text:style-name="P23">[76] Ponomareva NV, Selesneva ND, Jarikov GA (2003) EEG</text:p><text:p text:style-name="P24">alterations in subjects at high familial risk for Alzheimer’s</text:p><text:p text:style-name="P25">disease. Neuropsychobiology 48, 152-159.</text:p><text:p text:style-name="P26">[77] Jeong J (2004) EEG dynamics in patients with Alzheimer’s</text:p><text:p text:style-name="P27">disease. Clin Neurophysiol 115, 1490-1505.</text:p><text:p text:style-name="P28">[78] Prichep LS (2005) Use of normative databases and statis-</text:p><text:p text:style-name="P29">tical methods in demonstrating clinical utility of QEEG:</text:p><text:p text:style-name="P30">importance and cautions. Clin EEG Neurosci 36, 82-87.</text:p></office:annotation>45, 55, 56, 76–78</text:span><text:span text:style-name="CommentReference"><office:annotation-end office:name="0"/></text:span><text:span text:style-name="T31">] (</text:span><text:span text:style-name="T32"><office:annotation office:name="1" xml:id="675781447"><dc:creator>Janka Hauffe</dc:creator><dc:date>2025-02-13T11:52:00</dc:date><meta:creator-initials>JH</meta:creator-initials><text:p text:style-name="P33">@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2" xml:id="1907320577"><dc:creator>Janka Hauffe</dc:creator><dc:date>2025-02-13T11:52:00</dc:date><meta:creator-initials>JH</meta:creator-initials><text:p text:style-name="P34"><text:a xlink:href="https://doi.org/10.3233/JAD-2011-0051" office:target-frame-name="_top" xlink:show="replace"><text:span text:style-name="T35">https://doi.org/10.3233/JAD-2011-0051</text:span></text:a></text:p></office:annotation>Babiloni et al.,<text:s/></text:span><text:span text:style-name="CommentReference"><office:annotation-end office:name="1"/></text:span><text:span text:style-name="CommentReference"><office:annotation-end office:name="2"/></text:span><text:span text:style-name="T36">2011).</text:span></text:p>
      <text:p text:style-name="Normal"><text:span text:style-name="T37">As expected, healthy ageing was associated with higher<text:s/></text:span><text:span text:style-name="T38">beta</text:span><text:span text:style-name="T39"><text:s/>power, which was increased in controls relative to patients, and in aMCI relative to AD (Farina et al., 2020).</text:span></text:p>
      <text:p text:style-name="P40"><text:span text:style-name="T41">Compared with healthy older adults, patients with Alzheimer’s disease (also early-onset Alzheimer’s disease; Özbek, Fide &amp; Yener, 2021) show decreased<text:s/></text:span><text:span text:style-name="T42">beta</text:span><text:span text:style-name="T43"><text:s/>power during resting state electroencephalography (rsEEG) (Fröhlich, Kutz, Müller &amp; Claudia Voelcker-Rehagen, 2021).<text:s/></text:span></text:p>
      <text:p text:style-name="P44">This study is the first to report that resting-state EEG power can be a promising marker for diagnostic accuracy between EOAD and healthy controls (Özbek, Fide &amp; Yener, 2021).<text:s/></text:p>
      <text:p text:style-name="P45">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text:p>
      <text:p text:style-name="P46"><text:span text:style-name="T47">A significant difference between the AD group and groups with objective and subjective memory disturbances was found for<text:s/></text:span><text:span text:style-name="T48">delta</text:span><text:span text:style-name="T49">,<text:s/></text:span><text:span text:style-name="T50">theta</text:span><text:span text:style-name="T51">, and<text:s/></text:span><text:span text:style-name="T52">alpha</text:span><text:span text:style-name="T53"><text:s/>relative power (Jelic, Shigeta, Julin, Almkvist, Winblad &amp; Wahlund, 1996). No significant difference was found for<text:s/></text:span><text:span text:style-name="T54">beta</text:span><text:span text:style-name="T55"><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Jelic, Shigeta, Julin, Almkvist, Winblad &amp; Wahlund, 1996). No significant differences between the groups with subjective or objective memory impairment (MCI) when compared to the controls (Jelic, Shigeta, Julin, Almkvist, Winblad &amp; Wahlund, 1996).<text:s/></text:span></text:p>
      <text:p text:style-name="P56"><text:span text:style-name="T57">Slowing on the electroencephalogram (EEG) in patients with Alzheimer’s disease (AD), compared to normal control subjects, evidenced by increase of<text:s/></text:span><text:span text:style-name="T58">theta</text:span><text:span text:style-name="T59"><text:s/>activity and decrease of<text:s/></text:span><text:span text:style-name="T60">beta</text:span><text:span text:style-name="T61"><text:s/>or<text:s/></text:span><text:span text:style-name="T62">alpha</text:span><text:span text:style-name="T63"><text:s/>power, is a uniform finding in previous studies (Claus et al., 2000).</text:span></text:p>
      <text:p text:style-name="P64"><text:span text:style-name="T65">Our study therefore suggests that the EEG bands reflect differential pathophysiologic changes in AD (Claus et al., 2000).</text:span></text:p>
      <text:p text:style-name="Normal"><text:span text:style-name="T66">Compared with the normal controls, the AD patients had a significantly lower<text:s/></text:span><text:span text:style-name="T67">beta</text:span><text:span text:style-name="T68"><text:s/>band power in the resting EEG (</text:span><text:span text:style-name="T69">Wada, Nanbu, Jiang, Koshino, Yamaguchi &amp; Hashimoto, 1997).</text:span></text:p>
      <text:soft-page-break/>
      <text:p text:style-name="P70"><text:span text:style-name="T71">The AD patients showed highly significant decreases in<text:s/></text:span><text:span text:style-name="T72">beta</text:span><text:span text:style-name="T73"><text:s/>activity compared with controls (</text:span><text:span text:style-name="T74">Elmståhl, Ros</text:span><text:span text:style-name="T75"><office:annotation office:name="3" xml:id="585807403"><dc:creator>Janka Hauffe</dc:creator><dc:date>2025-01-08T17:43:00</dc:date><meta:creator-initials>JH</meta:creator-initials><text:p text:style-name="P76">akzent</text:p></office:annotation>e</text:span><text:span text:style-name="T77"><office:annotation-end office:name="3"/></text:span><text:span text:style-name="T78">n &amp; Gullberg, 1994).</text:span></text:p>
      <text:p text:style-name="P79"><text:bookmark-start text:name="_Hlk191195742"/><text:span text:style-name="T80">The topographical analysis showed that the decrease in<text:s/></text:span><text:span text:style-name="T81">beta</text:span><text:span text:style-name="T82"><text:s/>power was more restricted to posterior temporoparietal areas (</text:span><text:span text:style-name="T83">Elmståhl, Ros</text:span><text:span text:style-name="T84"><office:annotation office:name="4" xml:id="453019734"><dc:creator>Janka Hauffe</dc:creator><dc:date>2025-01-08T17:43:00</dc:date><meta:creator-initials>JH</meta:creator-initials><text:p text:style-name="P85">akzent</text:p></office:annotation>e</text:span><text:span text:style-name="T86"><office:annotation-end office:name="4"/></text:span><text:span text:style-name="T87">n &amp; Gullberg, 1994)</text:span><text:span text:style-name="T88">. The<text:s/></text:span><text:span text:style-name="T89">beta</text:span><text:span text:style-name="T90"><text:s/>power decrease is considered to reflect cortical degenerative changes [</text:span><text:span text:style-name="T91"><office:annotation office:name="5" xml:id="868230122"><dc:creator>Janka Hauffe</dc:creator><dc:date>2025-01-29T14:09:00</dc:date><meta:creator-initials>JH</meta:creator-initials><text:p text:style-name="P92">26 Kcllawav P; An orderly approach to visual</text:p><text:p text:style-name="P93">analysis: Parameters of the normal EEG in</text:p><text:p text:style-name="P94">adults and children; in Klass DW, Daly DD</text:p><text:p text:style-name="P95">(eds): Current practice of Clinical Electroen</text:p><text:p text:style-name="P96">cephalography. New York, Raven Press. 1979.</text:p><text:p text:style-name="P97">pp 69-148.</text:p><text:p text:style-name="P98">27 Gloor P, Ball G. Schaull N: Brain lesions that</text:p><text:p text:style-name="P99">produce delta waves in the EEG. Neurology</text:p><text:p text:style-name="P100">(Minncap) 1977;27:326-333</text:p></office:annotation>26, 27</text:span><text:span text:style-name="CommentReference"><office:annotation-end office:name="5"/></text:span><text:span text:style-name="T101">] (</text:span><text:span text:style-name="T102">Elmståhl, Ros</text:span><text:span text:style-name="T103"><office:annotation office:name="6" xml:id="995243580"><dc:creator>Janka Hauffe</dc:creator><dc:date>2025-01-08T17:43:00</dc:date><meta:creator-initials>JH</meta:creator-initials><text:p text:style-name="P104">akzent</text:p></office:annotation>e</text:span><text:span text:style-name="T105"><office:annotation-end office:name="6"/></text:span><text:span text:style-name="T106">n &amp; Gullberg, 1994)</text:span><text:span text:style-name="T107">.<text:s/></text:span></text:p>
      <text:p text:style-name="P108"><text:bookmark-end text:name="_Hlk191195742"/><text:span text:style-name="T109">Typical EEG changes in AD include a loss of<text:s/></text:span><text:span text:style-name="T110">beta</text:span><text:span text:style-name="T111"><text:s/>(13–30 Hz) activity [</text:span><text:span text:style-name="T112"><office:annotation office:name="7" xml:id="1035416687"><dc:creator>Janka Hauffe</dc:creator><dc:date>2025-01-29T14:16:00</dc:date><meta:creator-initials>JH</meta:creator-initials><text:p text:style-name="P113">[21] Coben LA, Danziger W, Storandt M. A longitudinal EEG</text:p><text:p text:style-name="P114">study of mild senile dementia of Alzheimer’s type: Changes at 1</text:p><text:p text:style-name="P115">year and at 2.5 years. Electroencephalogr Clin Neurophysiol</text:p><text:p text:style-name="P116">1985;61:101–12.<text:line-break/>[39] Fenton GW. Electrophysiology of Alzheimer’s disease. Br Med</text:p><text:p text:style-name="P117">Bull 1986;42:29–33.<text:line-break/>[71] Penttila¨ M, Partanen JV, Soininen H, Riekkinen PJ. Quantita-</text:p><text:p text:style-name="P118">tive analysis of occipital EEG in different stages of Alzheimer’s</text:p><text:p text:style-name="P119">disease. Electroencephalogr Clin Neurophysiol 1985;60:1–6.</text:p><text:p text:style-name="P120">[74] Prichep LS, John ER, Ferds SH, Reisberg B, Almas M, Alper</text:p><text:p text:style-name="P121">K, Cancro R. Quantitative EEG correlates of cognitive deterio-</text:p><text:p text:style-name="P122">ration in the elderly. Neurobiol Aging 1994;15:85–90.</text:p></office:annotation>21,39,71,74</text:span><text:span text:style-name="CommentReference"><office:annotation-end office:name="7"/></text:span><text:span text:style-name="T123">] (Dringenberg, 2000).</text:span></text:p>
      <text:p text:style-name="Normal"><text:span text:style-name="T124">A decrease in<text:s/></text:span><text:span text:style-name="T125">beta</text:span><text:span text:style-name="T126"><text:s/>activity is repeatedly observed in AD (Jeong, 2004).</text:span></text:p>
      <text:p text:style-name="P127"><text:bookmark-start text:name="_Hlk191197767"/><text:span text:style-name="T128">In the MCI subjects, the EEG markers of disease progression included a decrease of the power density at<text:s/></text:span><text:span text:style-name="T129">beta</text:span><text:span text:style-name="T130"><text:s/>rhythms in temporal and occipital regions (Jelic et al., 2000) from Babiloni, 2015.</text:span><text:bookmark-end text:name="_Hlk191197767"/></text:p>
      <text:p text:style-name="P1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style:text-properties fo:hyphenate="false"/>
    </style:style>
    <style:style style:name="CommentTextChar1" style:display-name="Comment Text Char1" style:family="text" style:parent-style-name="DefaultParagraphFont">
      <style:text-properties style:font-name="Calibri" style:font-name-asian="Calibri" style:font-name-complex="Times New Roman" style:letter-kerning="true" fo:font-size="10pt" style:font-size-asian="10pt" style:font-size-complex="10pt"/>
    </style:style>
    <style:style style:name="StandardChar" style:display-name="Standard Char" style:family="text" style:parent-style-name="DefaultParagraphFont">
      <style:text-properties style:font-name="Calibri" style:font-name-asian="Calibri" style:font-name-complex="Times New Roman"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13T11:44:00Z</meta:creation-date>
    <dc:date>2025-02-23T09:22:00Z</dc:date>
    <meta:template xlink:href="Normal.dotm" xlink:type="simple"/>
    <meta:editing-cycles>9</meta:editing-cycles>
    <meta:editing-duration>PT0S</meta:editing-duration>
    <meta:document-statistic meta:page-count="2" meta:paragraph-count="6" meta:word-count="453" meta:character-count="3303" meta:row-count="23" meta:non-whitespace-character-count="2856"/>
  </office:meta>
</office:document-meta>
</file>